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184fc1" officeooo:paragraph-rsid="00186b9c" style:font-size-asian="12pt" style:font-size-complex="12pt"/>
    </style:style>
    <style:style style:name="P2"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186b9c" officeooo:paragraph-rsid="00186b9c" style:font-size-asian="12pt" style:font-size-complex="12pt"/>
    </style:style>
    <style:style style:name="P3"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186b9c" officeooo:paragraph-rsid="001947e8" style:font-size-asian="12pt" style:font-size-complex="12pt"/>
    </style:style>
    <style:style style:name="P4"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186b9c" officeooo:paragraph-rsid="001ac561" style:font-size-asian="12pt" style:font-size-complex="12pt"/>
    </style:style>
    <style:style style:name="P5"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186b9c" officeooo:paragraph-rsid="001b73e1" style:font-size-asian="12pt" style:font-size-complex="12pt"/>
    </style:style>
    <style:style style:name="P6"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186b9c" officeooo:paragraph-rsid="001d07a6" style:font-size-asian="12pt" style:font-size-complex="12pt"/>
    </style:style>
    <style:style style:name="P7"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1ac561" officeooo:paragraph-rsid="001ac561" style:font-size-asian="12pt" style:font-size-complex="12pt"/>
    </style:style>
    <style:style style:name="P8"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1e7801" officeooo:paragraph-rsid="001e7801" style:font-size-asian="12pt" style:font-size-complex="12pt"/>
    </style:style>
    <style:style style:name="P9"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1f3fb9" officeooo:paragraph-rsid="00208a42" style:font-size-asian="12pt" style:font-size-complex="12pt"/>
    </style:style>
    <style:style style:name="P10" style:family="paragraph" style:parent-style-name="Standard">
      <loext:graphic-properties draw:fill="solid" draw:fill-color="#ffffff"/>
      <style:paragraph-properties fo:margin-top="0in" fo:margin-bottom="0in" loext:contextual-spacing="true" fo:line-height="100%" fo:background-color="#ffffff"/>
      <style:text-properties fo:font-size="12pt" officeooo:rsid="00208a42" officeooo:paragraph-rsid="00208a42" style:font-size-asian="12pt" style:font-size-complex="12pt"/>
    </style:style>
    <style:style style:name="P11" style:family="paragraph" style:parent-style-name="Standard">
      <loext:graphic-properties draw:fill="solid" draw:fill-color="#ffffff"/>
      <style:paragraph-properties fo:margin-top="0in" fo:margin-bottom="0in" loext:contextual-spacing="true" fo:line-height="100%" fo:background-color="#ffffff"/>
      <style:text-properties officeooo:paragraph-rsid="00186b9c"/>
    </style:style>
    <style:style style:name="P12" style:family="paragraph" style:parent-style-name="Standard">
      <loext:graphic-properties draw:fill="solid" draw:fill-color="#ffffff"/>
      <style:paragraph-properties fo:margin-top="0in" fo:margin-bottom="0in" loext:contextual-spacing="true" fo:line-height="100%" fo:background-color="#ffffff"/>
      <style:text-properties officeooo:paragraph-rsid="001ac561"/>
    </style:style>
    <style:style style:name="P13" style:family="paragraph" style:parent-style-name="Standard">
      <loext:graphic-properties draw:fill="solid" draw:fill-color="#ffffff"/>
      <style:paragraph-properties fo:margin-top="0in" fo:margin-bottom="0in" loext:contextual-spacing="true" fo:line-height="100%" fo:background-color="#ffffff"/>
      <style:text-properties officeooo:paragraph-rsid="001f3fb9"/>
    </style:style>
    <style:style style:name="P14" style:family="paragraph" style:parent-style-name="Standard">
      <loext:graphic-properties draw:fill="solid" draw:fill-color="#ffffff"/>
      <style:paragraph-properties fo:margin-top="0.111in" fo:margin-bottom="0.1528in" loext:contextual-spacing="true" fo:line-height="116%" fo:background-color="#ffffff"/>
      <style:text-properties fo:font-size="12pt" officeooo:rsid="001e7801" officeooo:paragraph-rsid="001f3fb9" style:font-size-asian="12pt" style:font-size-complex="12pt"/>
    </style:style>
    <style:style style:name="P15" style:family="paragraph" style:parent-style-name="Standard">
      <loext:graphic-properties draw:fill="solid" draw:fill-color="#ffffff"/>
      <style:paragraph-properties fo:margin-top="0.111in" fo:margin-bottom="0.1528in" loext:contextual-spacing="true" fo:line-height="116%" fo:background-color="#ffffff"/>
      <style:text-properties fo:font-size="12pt" officeooo:rsid="001f3fb9" officeooo:paragraph-rsid="001f3fb9" style:font-size-asian="12pt" style:font-size-complex="12pt"/>
    </style:style>
    <style:style style:name="P16" style:family="paragraph" style:parent-style-name="Standard">
      <loext:graphic-properties draw:fill="solid" draw:fill-color="#ffffff"/>
      <style:paragraph-properties fo:margin-top="0.111in" fo:margin-bottom="0.1528in" loext:contextual-spacing="true" fo:line-height="116%" fo:background-color="#ffffff"/>
      <style:text-properties officeooo:paragraph-rsid="001f3fb9"/>
    </style:style>
    <style:style style:name="P17" style:family="paragraph" style:parent-style-name="Standard">
      <loext:graphic-properties draw:fill="solid" draw:fill-color="#ffffff"/>
      <style:paragraph-properties fo:margin-left="0in" fo:margin-right="0in" fo:margin-top="0in" fo:margin-bottom="0in" loext:contextual-spacing="true" fo:line-height="100%" fo:text-align="start" style:justify-single-word="false" fo:orphans="2" fo:widows="2" fo:text-indent="0in" style:auto-text-indent="false" fo:background-color="#ffffff" style:writing-mode="lr-tb"/>
      <style:text-properties fo:font-size="12pt" officeooo:rsid="00208a42" officeooo:paragraph-rsid="0024cb52" style:font-size-asian="12pt" style:font-size-complex="12pt"/>
    </style:style>
    <style:style style:name="P18" style:family="paragraph" style:parent-style-name="Preformatted_20_Text">
      <style:text-properties fo:font-size="12pt" officeooo:rsid="0017e8d4" officeooo:paragraph-rsid="0017e8d4" style:font-size-asian="12pt" style:font-size-complex="12pt"/>
    </style:style>
    <style:style style:name="P19" style:family="paragraph" style:parent-style-name="Preformatted_20_Text">
      <style:text-properties fo:font-size="12pt" officeooo:rsid="00184fc1" officeooo:paragraph-rsid="00184fc1" style:font-size-asian="12pt" style:font-size-complex="12pt"/>
    </style:style>
    <style:style style:name="P20" style:family="paragraph" style:parent-style-name="Text_20_body">
      <loext:graphic-properties draw:fill="solid" draw:fill-color="#ffffff"/>
      <style:paragraph-properties fo:margin-top="0in" fo:margin-bottom="0in" loext:contextual-spacing="true" fo:line-height="100%" fo:background-color="#ffffff"/>
      <style:text-properties fo:font-size="12pt" officeooo:rsid="00208a42" officeooo:paragraph-rsid="00208a42" style:font-size-asian="12pt" style:font-size-complex="12pt"/>
    </style:style>
    <style:style style:name="P21" style:family="paragraph" style:parent-style-name="Text_20_body">
      <loext:graphic-properties draw:fill="solid" draw:fill-color="#ffffff"/>
      <style:paragraph-properties fo:margin-top="0in" fo:margin-bottom="0in" loext:contextual-spacing="true" fo:line-height="100%" fo:background-color="#ffffff"/>
      <style:text-properties officeooo:paragraph-rsid="00208a42"/>
    </style:style>
    <style:style style:name="P22" style:family="paragraph" style:parent-style-name="Text_20_body">
      <loext:graphic-properties draw:fill="solid" draw:fill-color="#ffffff"/>
      <style:paragraph-properties fo:margin-left="0in" fo:margin-right="0in" fo:margin-top="0in" fo:margin-bottom="0in" loext:contextual-spacing="true" fo:line-height="100%" fo:text-align="start" style:justify-single-word="false" fo:orphans="2" fo:widows="2" fo:text-indent="0in" style:auto-text-indent="false" fo:background-color="#ffffff" style:writing-mode="lr-tb"/>
      <style:text-properties fo:font-size="12pt" officeooo:rsid="00208a42" officeooo:paragraph-rsid="002463f3" style:font-size-asian="12pt" style:font-size-complex="12pt"/>
    </style:style>
    <style:style style:name="P23"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writing-mode="lr-tb"/>
      <style:text-properties officeooo:paragraph-rsid="002463f3"/>
    </style:style>
    <style:style style:name="P24"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writing-mode="lr-tb"/>
      <style:text-properties officeooo:paragraph-rsid="0024cb52"/>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1947e8" style:font-name-asian="Times New Roman1" style:font-size-asian="14pt" style:font-name-complex="Times New Roman1" style:font-size-complex="14pt"/>
    </style:style>
    <style:style style:name="T3" style:family="text">
      <style:text-properties style:font-name="Times New Roman" fo:font-size="14pt" officeooo:rsid="001b73e1" style:font-name-asian="Times New Roman1" style:font-size-asian="14pt"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fo:background-color="#ffffff"/>
    </style:style>
    <style:style style:name="T5" style:family="text">
      <style:text-properties style:font-name="Times New Roman" fo:font-size="14pt" officeooo:rsid="001b73e1" fo:background-color="#f3f3f3" loext:char-shading-value="0" style:font-name-asian="Times New Roman1" style:font-size-asian="14pt" style:font-name-complex="Times New Roman1" style:font-size-complex="14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style:font-name-asian="Times New Roman1" style:font-name-complex="Times New Roman1"/>
    </style:style>
    <style:style style:name="T8" style:family="text">
      <style:text-properties style:font-name="Times New Roman" officeooo:rsid="00184fc1" style:font-name-asian="Times New Roman1" style:font-name-complex="Times New Roman1"/>
    </style:style>
    <style:style style:name="T9" style:family="text">
      <style:text-properties fo:color="#242729" style:font-name="Times New Roman" fo:font-size="14pt" style:font-name-asian="Times New Roman1" style:font-size-asian="14pt" style:font-name-complex="Times New Roman1" style:font-size-complex="14pt" fo:background-color="#ffffff"/>
    </style:style>
    <style:style style:name="T10" style:family="text">
      <style:text-properties fo:color="#242729" style:font-name="Times New Roman" fo:font-size="14pt" officeooo:rsid="001b73e1" style:font-name-asian="Times New Roman1" style:font-size-asian="14pt" style:font-name-complex="Times New Roman1" style:font-size-complex="14pt" fo:background-color="#ffffff"/>
    </style:style>
    <style:style style:name="T11" style:family="text">
      <style:text-properties fo:color="#242729" style:font-name="Times New Roman" fo:font-size="14pt" officeooo:rsid="001f3fb9" style:font-name-asian="Times New Roman1" style:font-size-asian="14pt" style:font-name-complex="Times New Roman1" style:font-size-complex="14pt" fo:background-color="#ffffff"/>
    </style:style>
    <style:style style:name="T12" style:family="text">
      <style:text-properties fo:color="#1155cc" style:font-name="Times New Roman" fo:font-size="14pt" style:text-underline-style="solid" style:text-underline-width="auto" style:text-underline-color="font-color" style:font-name-asian="Times New Roman1" style:font-size-asian="14pt" style:font-name-complex="Times New Roman1" style:font-size-complex="14pt" fo:background-color="#ffffff"/>
    </style:style>
    <style:style style:name="T13" style:family="text">
      <style:text-properties fo:font-variant="normal" fo:text-transform="none" style:font-name="Times New Roman" fo:font-size="14pt" fo:letter-spacing="normal" fo:font-style="normal" fo:font-weight="normal" style:font-size-asian="14pt" style:font-style-asian="normal" style:font-weight-asian="normal" style:font-size-complex="14pt"/>
    </style:style>
    <style:style style:name="T14" style:family="text">
      <style:text-properties fo:font-variant="normal" fo:text-transform="none" fo:color="#242729" style:font-name="Times New Roman" fo:font-size="14pt" fo:letter-spacing="normal" fo:font-style="normal" fo:font-weight="normal" style:font-name-asian="Times New Roman1" style:font-size-asian="14pt" style:font-style-asian="normal" style:font-weight-asian="normal" style:font-name-complex="Times New Roman1" style:font-size-complex="14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text:span text:style-name="T7">How <text:s/>to <text:s/>join <text:s/>tables <text:s/>in <text:s/>Magento <text:s/>2?</text:span></text:p>
      <text:p text:style-name="P18"><text:span text:style-name="T7">Với Collection <text:s/>ta có thể sử dụng <text:s/>method join cùng với 2 tham số <text:s/>truyền vào là mảng chứa các thông tin cần join <text:s/>và các điều kiện join </text:span></text:p>
      <text:p text:style-name="P18"><text:span text:style-name="T7">Mảng có 1 phần tử với chỉ mục <text:s/>là alias <text:s/>của bảng , giá trị là tên bảng <text:s/>cần join . Trong điều kiện join mặc định <text:s/>bảng <text:s/>join được đánh alias </text:span></text:p>
      <text:p text:style-name="P18"><text:span text:style-name="T7">Thực hiện <text:s/>hàm join để </text:span><text:span text:style-name="T8">kết nối nhiều bảng </text:span></text:p>
      <text:p text:style-name="P19"><text:span text:style-name="T7">2,</text:span><text:span text:style-name="T1">How <text:s/>to <text:s/>filter <text:s/>by <text:s/>an <text:s/>attribute? <text:s/>Filter <text:s/>by <text:s/>a <text:s/>normal <text:s/>field <text:s/>? <text:s/>Sort <text:s/>order <text:s/>? Add more <text:s/>attribute <text:s/>/ <text:s/>fields <text:s/>to collection <text:s/>?</text:span></text:p>
      <text:p text:style-name="P11"><text:span text:style-name="T1">Để lọc thông qua 1 attribute sử dụng method addAttributeToFilter() với collection</text:span></text:p>
      <text:p text:style-name="P11"><text:span text:style-name="T1">Để lọc với field sử dụng method addFieldToFilter()</text:span></text:p>
      <text:p text:style-name="P11"><text:span text:style-name="T1">Để thêm attribute và field vào collection sử dụng addAttributeToSelect()</text:span></text:p>
      <text:p text:style-name="P1"><text:span text:style-name="T1">và addFieldToSelect() </text:span></text:p>
      <text:p text:style-name="P2"><text:span text:style-name="T1">3 , How <text:s/>to <text:s/>get <text:s/>data <text:s/>from <text:s/>request <text:s/>(get/post) <text:s/>in <text:s/>correct <text:s/>way <text:s/>in <text:s/>magento <text:s/>2?</text:span></text:p>
      <text:p text:style-name="P3"><text:span text:style-name="T1"><text:s/></text:span><text:span text:style-name="T2">Sử dụng phương thức $this→request→getPostValue() hay getParams() với các class extends <text:s text:c="2"/>Magento\Framework\App\Action\Action</text:span></text:p>
      <text:p text:style-name="P12"><text:span text:style-name="T1">Với các class khác có thể thêm vào contructor</text:span></text:p>
      <text:p text:style-name="P12"><text:span text:style-name="T1">Magento\Framework\App\RequestInterface</text:span></text:p>
      <text:p text:style-name="P4"><text:span text:style-name="T2">và sử dụng phương thức $this-&gt;request-&gt;getPost() hoặc getParams()</text:span></text:p>
      <text:p text:style-name="P7"><text:span text:style-name="T2">4, How <text:s/>to <text:s/>validate <text:s/>form <text:s/>data <text:s/>with <text:s/>JS <text:s/>(client <text:s/>side) <text:s/>and <text:s/>PHP <text:s/>(server <text:s/>side) </text:span></text:p>
      <text:p text:style-name="P7"><text:span text:style-name="T2">in <text:s/>Magento <text:s/>2? </text:span></text:p>
      <text:p text:style-name="P2"><text:span text:style-name="T2">Để </text:span><text:span text:style-name="T3">validate ở phía client side :</text:span></text:p>
      <text:p text:style-name="P2"><text:span text:style-name="T3">- Thêm vào thuộc tính <text:s/>data-mage-init=”{validate:{}}” vào trong thẻ form</text:span></text:p>
      <text:p text:style-name="P5"><text:span text:style-name="T3">- Thêm </text:span><text:span text:style-name="T5">data</text:span><text:span text:style-name="T3">-</text:span><text:span text:style-name="T5">validate</text:span><text:span text:style-name="T3">='{"required":true….}' hoặc class=”required” hoặc required=”true” ở các input cần validate, thêm các thuộc tính validate khác.</text:span></text:p>
      <text:p text:style-name="P6"><text:span text:style-name="T3">Để validate ở Server Side, Magento sử dụng hàm </text:span><text:span text:style-name="T10">Zend_Validate</text:span></text:p>
      <text:p text:style-name="P8"><text:span text:style-name="T10">5, How <text:s/>to <text:s/>initiate <text:s/>configuration <text:s/>for <text:s/>a <text:s/>component?</text:span></text:p>
      <text:p text:style-name="P13"><text:span text:style-name="T1">Trong layout định nghĩa UI Component sẽ sử dụng bằng hàm</text:span></text:p>
      <text:p text:style-name="P16"><text:span text:style-name="T6">&lt;</text:span><text:span text:style-name="T1">uiComponent name</text:span><text:span text:style-name="T6">=</text:span><text:span text:style-name="T1">"cms_block_listing"/</text:span><text:span text:style-name="T6">&gt;</text:span></text:p>
      <text:p text:style-name="P14"><text:span text:style-name="T10">Sau đó tạo file xml tương ứng trong thư mục view/adminhtml/ui_component để định nghĩa cho layout của Block.</text:span><text:span text:style-name="T11"> </text:span></text:p>
      <text:p text:style-name="P15"><text:span text:style-name="T9">6, What <text:s/>is <text:s/>VirtualType <text:s/>in</text:span><text:a xlink:type="simple" xlink:href="https://www.dropbox.com/referrer_cleansing_redirect?hmac=YKyqEhTtNKfXfG6wsjh0TAfj47cTGzj3mFUQIx7Yx8c%3D&amp;url=http%3A%2F%2Fdi.xml%3F" text:style-name="Internet_20_link" text:visited-style-name="Visited_20_Internet_20_Link"><text:span text:style-name="Internet_20_link"><text:span text:style-name="T4"> </text:span></text:span></text:a><text:a xlink:type="simple" xlink:href="https://www.dropbox.com/referrer_cleansing_redirect?hmac=YKyqEhTtNKfXfG6wsjh0TAfj47cTGzj3mFUQIx7Yx8c%3D&amp;url=http%3A%2F%2Fdi.xml%3F" text:style-name="Internet_20_link" text:visited-style-name="Visited_20_Internet_20_Link"><text:span text:style-name="Internet_20_link"><text:span text:style-name="T12">di.xml?</text:span></text:span></text:a><text:span text:style-name="T9"> Can <text:s/>we <text:s/>use <text:s/>a <text:s/>data <text:s/>provider <text:s/>class implementation <text:s/>instead <text:s/>of <text:s/>VirtualType?</text:span></text:p>
      <text:p text:style-name="P9"><text:span text:style-name="T9">VirtualType tạo ra một class ảo extends từ một class khác. </text:span></text:p>
      <text:p text:style-name="P10"><text:span text:style-name="T9">Chúng ta có thể sử dụng data provider class để implement một liền một <text:s/>VirtualType </text:span></text:p>
      <text:p text:style-name="P20"><text:span text:style-name="T14">7, What is the difference between custom EAV attributes and extension attributes ?</text:span></text:p>
      <text:p text:style-name="P21"><text:span text:style-name="T13">Custom attribute là các thuộc tính tùy chọn của sản phẩm mà người quản trị có thể tự định nghĩa và tạo mới thông qua giao diện quản trị. Custom Attribute chỉ có tác dụng phân loại sản phẩm theo các thuộc tính thực của chúng.</text:span></text:p>
      <text:p text:style-name="P21"><text:span text:style-name="T13">Extension Attribute là các thuộc tính được khởi tạo thông qua code, chúng có rất nhiều tính năng và không xuất hiện trong giao diện quản trị hệ thống.</text:span></text:p>
      <text:p text:style-name="P20"><text:span text:style-name="T14">Extension Attribute có thể sử dụng trong tìm kiếm, filter collection, authentication user…</text:span></text:p>
      <text:p text:style-name="P23"><text:span text:style-name="T13">8. How to customize UI component template?</text:span></text:p>
      <text:p text:style-name="P22"><text:soft-page-break/><text:span text:style-name="T14">Để customize UI component templates ta có thể thực hiện thông qua extend file xml của template tương ứng hoặc thông qua modifer class</text:span></text:p>
      <text:p text:style-name="P24"><text:span text:style-name="T13">9. How to customize a JS component (any JS module or component UI JS) ? </text:span></text:p>
      <text:p text:style-name="P17"><text:span text:style-name="T14">Để customize JS Component ta thực hiện thông qua extends module bằng hàm ext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7T13:24:17.505533784</dc:date>
    <meta:editing-duration>PT26M9S</meta:editing-duration>
    <meta:editing-cycles>12</meta:editing-cycles>
    <meta:generator>LibreOffice/5.1.6.2$Linux_X86_64 LibreOffice_project/10m0$Build-2</meta:generator>
    <meta:document-statistic meta:table-count="0" meta:image-count="0" meta:object-count="0" meta:page-count="2" meta:paragraph-count="35" meta:word-count="482" meta:character-count="2881" meta:non-whitespace-character-count="2340"/>
  </office:meta>
</office:document-meta>
</file>